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/>
    </style:style>
    <style:style style:name="P2" style:family="paragraph" style:parent-style-name="Standard">
      <style:text-properties style:use-window-font-color="true" loext:opacity="0%" fo:background-color="#ffff00"/>
    </style:style>
    <style:style style:name="P3" style:family="paragraph" style:parent-style-name="Standard">
      <style:text-properties fo:color="#ff0000" loext:opacity="100%"/>
    </style:style>
    <style:style style:name="P4" style:family="paragraph" style:parent-style-name="Standard">
      <style:text-properties style:use-window-font-color="true" loext:opacity="0%" fo:background-color="#ffff00"/>
    </style:style>
    <style:style style:name="P5" style:family="paragraph" style:parent-style-name="Standard">
      <style:text-properties style:use-window-font-color="true" loext:opacity="0%" officeooo:paragraph-rsid="002b6cb8" fo:background-color="#b4c7dc"/>
    </style:style>
    <style:style style:name="P6" style:family="paragraph" style:parent-style-name="Standard">
      <style:text-properties fo:color="#ff0000" loext:opacity="100%"/>
    </style:style>
    <style:style style:name="P7" style:family="paragraph" style:parent-style-name="Standard">
      <style:text-properties fo:color="#ff0000" loext:opacity="100%" officeooo:paragraph-rsid="002b6cb8" fo:background-color="#ffff00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tailwindawesome.com/resources/nordic-store" text:style-name="Internet_20_link" text:visited-style-name="Visited_20_Internet_20_Link"><text:span text:style-name="T1">https://www.tailwindawesome.com/resources/nordic-store</text:span></text:a></text:p>
      <text:p text:style-name="P1"/>
      <text:p text:style-name="Standard"><text:a xlink:type="simple" xlink:href="https://www.tailwindawesome.com/resources/e-commerce-template" text:style-name="Internet_20_link" text:visited-style-name="Visited_20_Internet_20_Link"><text:span text:style-name="T1">https://www.tailwindawesome.com/resources/e-commerce-template</text:span></text:a></text:p>
      <text:p text:style-name="P1"/>
      <text:p text:style-name="Standard"><text:a xlink:type="simple" xlink:href="https://www.free-css.com/free-css-templates/page280/multishop" text:style-name="Internet_20_link" text:visited-style-name="Visited_20_Internet_20_Link"><text:span text:style-name="T1">https://www.free-css.com/free-css-templates/page280/multishop</text:span></text:a></text:p>
      <text:p text:style-name="P1"/>
      <text:p text:style-name="Standard"><text:a xlink:type="simple" xlink:href="https://www.free-css.com/free-css-templates/page277/eshopper" text:style-name="Internet_20_link" text:visited-style-name="Visited_20_Internet_20_Link"><text:span text:style-name="T1">https://www.free-css.com/free-css-templates/page277/eshopper</text:span></text:a></text:p>
      <text:p text:style-name="P1"/>
      <text:p text:style-name="Standard"><text:a xlink:type="simple" xlink:href="https://www.themealchemy.com/products/hotkicks" text:style-name="Internet_20_link" text:visited-style-name="Visited_20_Internet_20_Link"><text:span text:style-name="T1">https://www.themealchemy.com/products/hotkicks</text:span></text:a></text:p>
      <text:p text:style-name="Standard"/>
      <text:p text:style-name="Standard"/>
      <text:p text:style-name="Standard"/>
      <text:p text:style-name="Standard"><text:a xlink:type="simple" xlink:href="https://codepen.io/technext/pen/YzZRRxV" text:style-name="Internet_20_link" text:visited-style-name="Visited_20_Internet_20_Link">https://codepen.io/technext/pen/YzZRRxV</text:a></text:p>
      <text:p text:style-name="Standard"/>
      <text:p text:style-name="P3"/>
      <text:p text:style-name="P7"><text:span text:style-name="T3">E-COMMERCE SITE</text:span></text:p>
      <text:p text:style-name="P3"/>
      <text:p text:style-name="P3"><text:a xlink:type="simple" xlink:href="https://www.tooplate.com/view/2134-gotto-job" text:style-name="Internet_20_link" text:visited-style-name="Visited_20_Internet_20_Link"><text:span text:style-name="T2">https://www.tooplate.com/view/2134-gotto-job</text:span></text:a></text:p>
      <text:p text:style-name="P3"/>
      <text:p text:style-name="P2"><text:a xlink:type="simple" xlink:href="https://themewagon.github.io/organic/" text:style-name="Internet_20_link" text:visited-style-name="Visited_20_Internet_20_Link">https://themewagon.github.io/organic/</text:a></text:p>
      <text:p text:style-name="P2"/>
      <text:p text:style-name="P2"><text:a xlink:type="simple" xlink:href="https://themewagon.github.io/Bookly/index.html" text:style-name="Internet_20_link" text:visited-style-name="Visited_20_Internet_20_Link">https://themewagon.github.io/Bookly/index.html</text:a></text:p>
      <text:p text:style-name="P2"/>
      <text:p text:style-name="P2"><text:a xlink:type="simple" xlink:href="https://themewagon.github.io/MiniStore/#latest-blog" text:style-name="Internet_20_link" text:visited-style-name="Visited_20_Internet_20_Link">https://themewagon.github.io/MiniStore/#latest-blog</text:a></text:p>
      <text:p text:style-name="P2"/>
      <text:p text:style-name="P2"><text:a xlink:type="simple" xlink:href="https://www.free-css.com/free-css-templates/page280/multishop" text:style-name="Internet_20_link" text:visited-style-name="Visited_20_Internet_20_Link">https://www.free-css.com/free-css-templates/page280/multishop</text:a></text:p>
      <text:p text:style-name="P2"/>
      <text:p text:style-name="P2"><text:a xlink:type="simple" xlink:href="https://html.design/preview/?theme=cla" text:style-name="Internet_20_link" text:visited-style-name="Visited_20_Internet_20_Link">https://html.design/preview/?theme=cla</text:a></text:p>
      <text:p text:style-name="P2"/>
      <text:p text:style-name="P2"><text:a xlink:type="simple" xlink:href="https://demo.templatemonster.com/demo/54714.html?_gl=1*1ypwx34*_ga*MTUzOTg5MzgyMS4xNzQwMzM3OTEy*_ga_FTPYEGT5LY*MTc0MDMzNzkxMS4xLjEuMTc0MDMzNzkxOC42MC4wLjA.*_gcl_au*MTk4OTc3NzczNC4xNzQwMzM3OTE5" text:style-name="Internet_20_link" text:visited-style-name="Visited_20_Internet_20_Link">https://demo.templatemonster.com/demo/54714.html?_gl=1*1ypwx34*_ga*MTUzOTg5MzgyMS4xNzQwMzM3OTEy*_ga_FTPYEGT5LY*MTc0MDMzNzkxMS4xLjEuMTc0MDMzNzkxOC42MC4wLjA.*_gcl_au*MTk4OTc3NzczNC4xNzQwMzM3OTE5</text:a></text:p>
      <text:p text:style-name="P2"/>
      <text:p text:style-name="P2"><text:a xlink:type="simple" xlink:href="https://htmlcodex.com/demo/?item=1176" text:style-name="Internet_20_link" text:visited-style-name="Visited_20_Internet_20_Link">https://htmlcodex.com/demo/?item=1176</text:a></text:p>
      <text:p text:style-name="P2"/>
      <text:p text:style-name="P2"><text:a xlink:type="simple" xlink:href="https://htmlcodex.com/demo/?item=676" text:style-name="Internet_20_link" text:visited-style-name="Visited_20_Internet_20_Link">https://htmlcodex.com/demo/?item=676</text:a></text:p>
      <text:p text:style-name="P2"/>
      <text:p text:style-name="P2"><text:a xlink:type="simple" xlink:href="https://htmlcodex.com/demo/?item=419" text:style-name="Internet_20_link" text:visited-style-name="Visited_20_Internet_20_Link">https://htmlcodex.com/demo/?item=419</text:a></text:p>
      <text:p text:style-name="P2"/>
      <text:p text:style-name="P2"><text:a xlink:type="simple" xlink:href="https://websitedemos.net/organic-shop-02/about/" text:style-name="Internet_20_link" text:visited-style-name="Visited_20_Internet_20_Link">https://websitedemos.net/organic-shop-02/about/</text:a></text:p>
      <text:p text:style-name="P2"/>
      <text:p text:style-name="P2"><text:a xlink:type="simple" xlink:href="https://websitedemos.net/electric-scooter-04/shop/?customize=template" text:style-name="Internet_20_link" text:visited-style-name="Visited_20_Internet_20_Link">https://websitedemos.net/electric-scooter-04/shop/?customize=template</text:a></text:p>
      <text:p text:style-name="P2"/>
      <text:p text:style-name="P2"><text:a xlink:type="simple" xlink:href="https://websitedemos.net/furniture-shop-04/?customize=template" text:style-name="Internet_20_link" text:visited-style-name="Visited_20_Internet_20_Link">https://websitedemos.net/furniture-shop-04/?customize=template</text:a></text:p>
      <text:p text:style-name="P2"/>
      <text:p text:style-name="P2"><text:a xlink:type="simple" xlink:href="https://websitedemos.net/jewellery-store-04/?customize=template" text:style-name="Internet_20_link" text:visited-style-name="Visited_20_Internet_20_Link">https://websitedemos.net/jewellery-store-04/?customize=template</text:a></text:p>
      <text:p text:style-name="P2"/>
      <text:p text:style-name="P2"><text:a xlink:type="simple" xlink:href="https://p.w3layouts.com/demos_new/template_demo/04-01-2018/grocery_shoppy-demo_Free/709526329/web/product.html" text:style-name="Internet_20_link" text:visited-style-name="Visited_20_Internet_20_Link">https://p.w3layouts.com/demos_new/template_demo/04-01-2018/grocery_shoppy-demo_Free/709526329/web/product.html</text:a></text:p>
      <text:p text:style-name="P2"/>
      <text:p text:style-name="P2"><text:a xlink:type="simple" xlink:href="https://p.w3layouts.com/demos_new/13-02-2017/super_market-demo_Free/405423547/web/index.html" text:style-name="Internet_20_link" text:visited-style-name="Visited_20_Internet_20_Link">https://p.w3layouts.com/demos_new/13-02-2017/super_market-demo_Free/405423547/web/index.html</text:a></text:p>
      <text:p text:style-name="P2"/>
      <text:p text:style-name="P2"><text:soft-page-break/><text:a xlink:type="simple" xlink:href="https://p.w3layouts.com/demos_new/30-01-2017/electronic_store-demo_Free/192355906/web/index.html" text:style-name="Internet_20_link" text:visited-style-name="Visited_20_Internet_20_Link">https://p.w3layouts.com/demos_new/30-01-2017/electronic_store-demo_Free/192355906/web/index.html</text:a></text:p>
      <text:p text:style-name="P2"/>
      <text:p text:style-name="P2"><text:a xlink:type="simple" xlink:href="https://p.w3layouts.com/demos_new/30-01-2017/electronic_store-demo_Free/192355906/web/index.html" text:style-name="Internet_20_link" text:visited-style-name="Visited_20_Internet_20_Link">https://p.w3layouts.com/demos_new/30-01-2017/electronic_store-demo_Free/192355906/web/index.html</text:a></text:p>
      <text:p text:style-name="P2"/>
      <text:p text:style-name="P2"><text:a xlink:type="simple" xlink:href="https://p.w3layouts.com/demos/aug-2016/13-08-2016/smart_bazaar/web/single.html" text:style-name="Internet_20_link" text:visited-style-name="Visited_20_Internet_20_Link">https://p.w3layouts.com/demos/aug-2016/13-08-2016/smart_bazaar/web/single.html</text:a></text:p>
      <text:p text:style-name="P2"/>
      <text:p text:style-name="P2"><text:a xlink:type="simple" xlink:href="https://p.w3layouts.com/demos/aug-2016/02-08-2016/new_shop/web/index.html" text:style-name="Internet_20_link" text:visited-style-name="Visited_20_Internet_20_Link">https://p.w3layouts.com/demos/aug-2016/02-08-2016/new_shop/web/index.html</text:a></text:p>
      <text:p text:style-name="P2"/>
      <text:p text:style-name="P2"><text:a xlink:type="simple" xlink:href="https://p.w3layouts.com/demos/june-2016/01-06-2016/big_store/web/index.html" text:style-name="Internet_20_link" text:visited-style-name="Visited_20_Internet_20_Link">https://p.w3layouts.com/demos/june-2016/01-06-2016/big_store/web/index.html</text:a></text:p>
      <text:p text:style-name="P2"/>
      <text:p text:style-name="P2"><text:a xlink:type="simple" xlink:href="https://p.w3layouts.com/demos/21-03-2016/best_store/web/index.html" text:style-name="Internet_20_link" text:visited-style-name="Visited_20_Internet_20_Link">https://p.w3layouts.com/demos/21-03-2016/best_store/web/index.html</text:a></text:p>
      <text:p text:style-name="P2"/>
      <text:p text:style-name="P2"><text:a xlink:type="simple" xlink:href="https://www.templateonweb.com/demo/bd4c9ab730f5513206b999ec0d90d1fb" text:style-name="Internet_20_link" text:visited-style-name="Visited_20_Internet_20_Link">https://www.templateonweb.com/demo/bd4c9ab730f5513206b999ec0d90d1fb</text:a></text:p>
      <text:p text:style-name="P2"/>
      <text:p text:style-name="P2">https://www.templatemonster.com/category/free-auto-parts-ecommerce-templates/?srsltid=AfmBOorG25ntmkoLiVqf8aFBXuDDemoWEyUOItkTfk2-IpUXb-UM0GX0</text:p>
      <text:p text:style-name="P2"/>
      <text:p text:style-name="P2"/>
      <text:p text:style-name="P5"><text:span text:style-name="T3">ONLINE GAMING SITE</text:span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22:29:48.221167218</meta:creation-date>
    <meta:generator>LibreOffice/7.3.7.2$Linux_X86_64 LibreOffice_project/30$Build-2</meta:generator>
    <dc:date>2025-02-25T23:50:43.580695286</dc:date>
    <meta:editing-duration>PT3H55M23S</meta:editing-duration>
    <meta:editing-cycles>19</meta:editing-cycles>
    <meta:document-statistic meta:table-count="0" meta:image-count="0" meta:object-count="0" meta:page-count="2" meta:paragraph-count="32" meta:word-count="35" meta:character-count="2068" meta:non-whitespace-character-count="2065"/>
  </office:meta>
</office:document-meta>
</file>